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.0799in" style:contextual-spacing="false"/>
    </style:style>
    <style:style style:name="P6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" style:family="paragraph" style:parent-style-name="Text_20_body">
      <style:paragraph-properties fo:margin-top="0in" fo:margin-bottom="0.1in" style:contextual-spacing="false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26ac9"/>
    </style:style>
    <style:style style:name="P9" style:family="paragraph" style:parent-style-name="Text_20_body">
      <style:paragraph-properties fo:margin-top="0in" fo:margin-bottom="0in" style:contextual-spacing="false" fo:break-before="page"/>
      <style:text-properties officeooo:paragraph-rsid="00126ac9"/>
    </style:style>
    <style:style style:name="P10" style:family="paragraph" style:parent-style-name="Text_20_body">
      <style:paragraph-properties fo:margin-top="0in" fo:margin-bottom="0.0598in" style:contextual-spacing="false"/>
    </style:style>
    <style:style style:name="P11" style:family="paragraph" style:parent-style-name="Heading_20_1">
      <style:paragraph-properties fo:break-before="page" fo:keep-with-next="always"/>
    </style:style>
    <style:style style:name="P12" style:family="paragraph" style:parent-style-name="Heading_20_1">
      <style:paragraph-properties fo:break-before="page" fo:keep-with-next="always"/>
      <style:text-properties officeooo:paragraph-rsid="0010fcd0"/>
    </style:style>
    <style:style style:name="P13" style:family="paragraph" style:parent-style-name="Heading_20_1">
      <style:paragraph-properties fo:break-before="page" fo:keep-with-next="always"/>
      <style:text-properties officeooo:paragraph-rsid="00126ac9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8d5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Noto Sans CJK SC" style:font-name-complex="Noto Sans Arabic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652. Defuse the Bomb</text:h>
      <text:p text:style-name="P3">You have a bomb to defuse, and your time is running out! Your informer will provide you with a <text:span text:style-name="Strong_20_Emphasis"><text:span text:style-name="T1">circular</text:span></text:span> array <text:span text:style-name="Source_20_Text"><text:span text:style-name="T2">code</text:span></text:span> of length of <text:span text:style-name="Source_20_Text"><text:span text:style-name="T2">n</text:span></text:span> and a key <text:span text:style-name="Source_20_Text"><text:span text:style-name="T2">k</text:span></text:span>.</text:p>
      <text:p text:style-name="P3">To decrypt the code, you must replace every number. All the numbers are replaced <text:span text:style-name="Strong_20_Emphasis"><text:span text:style-name="T1">simultaneously</text:span></text:span>.</text:p>
      <text:list text:style-name="L1">
        <text:list-item>
          <text:p text:style-name="P14">If <text:span text:style-name="Source_20_Text"><text:span text:style-name="T2">k &gt; 0</text:span></text:span>, replace the <text:span text:style-name="Source_20_Text"><text:span text:style-name="T2">i</text:span></text:span><text:span text:style-name="Source_20_Text"><text:span text:style-name="T1">th</text:span></text:span> number with the sum of the <text:span text:style-name="Strong_20_Emphasis"><text:span text:style-name="T1">next</text:span></text:span> <text:span text:style-name="Source_20_Text"><text:span text:style-name="T2">k</text:span></text:span> numbers.</text:p>
        </text:list-item>
        <text:list-item>
          <text:p text:style-name="P14">If <text:span text:style-name="Source_20_Text"><text:span text:style-name="T2">k &lt; 0</text:span></text:span>, replace the <text:span text:style-name="Source_20_Text"><text:span text:style-name="T2">i</text:span></text:span><text:span text:style-name="Source_20_Text"><text:span text:style-name="T1">th</text:span></text:span> number with the sum of the <text:span text:style-name="Strong_20_Emphasis"><text:span text:style-name="T1">previous</text:span></text:span> <text:span text:style-name="Source_20_Text"><text:span text:style-name="T2">k</text:span></text:span> numbers.</text:p>
        </text:list-item>
        <text:list-item>
          <text:p text:style-name="P15">If <text:span text:style-name="Source_20_Text"><text:span text:style-name="T2">k == 0</text:span></text:span>, replace the <text:span text:style-name="Source_20_Text"><text:span text:style-name="T2">i</text:span></text:span><text:span text:style-name="Source_20_Text"><text:span text:style-name="T1">th</text:span></text:span> number with <text:span text:style-name="Source_20_Text"><text:span text:style-name="T2">0</text:span></text:span>.</text:p>
        </text:list-item>
      </text:list>
      <text:p text:style-name="P3">As <text:span text:style-name="Source_20_Text"><text:span text:style-name="T2">code</text:span></text:span> is circular, the next element of <text:span text:style-name="Source_20_Text"><text:span text:style-name="T2">code[n-1]</text:span></text:span> is <text:span text:style-name="Source_20_Text"><text:span text:style-name="T2">code[0]</text:span></text:span>, and the previous element of <text:span text:style-name="Source_20_Text"><text:span text:style-name="T2">code[0]</text:span></text:span> is <text:span text:style-name="Source_20_Text"><text:span text:style-name="T2">code[n-1]</text:span></text:span>.</text:p>
      <text:p text:style-name="P3">Given the <text:span text:style-name="Strong_20_Emphasis"><text:span text:style-name="T1">circular</text:span></text:span> array <text:span text:style-name="Source_20_Text"><text:span text:style-name="T2">code</text:span></text:span> and an integer key <text:span text:style-name="Source_20_Text"><text:span text:style-name="T2">k</text:span></text:span>, return <text:span text:style-name="Emphasis"><text:span text:style-name="T1">the decrypted code to defuse the bomb</text:span></text:span>!</text:p>
      <text:p text:style-name="P3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code = [5,7,1,4], k = 3</text:p>
      <text:p text:style-name="P2"><text:span text:style-name="Strong_20_Emphasis"><text:span text:style-name="T1">Output:</text:span></text:span> [12,10,16,13]</text:p>
      <text:p text:style-name="P1"><text:span text:style-name="Strong_20_Emphasis"><text:span text:style-name="T1">Explanation:</text:span></text:span> Each number is replaced by the sum of the next 3 numbers. The decrypted code is [7+1+4, 1+4+5, 4+5+7, 5+7+1]. Notice that the numbers wrap around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code = [1,2,3,4], k = 0</text:p>
      <text:p text:style-name="P2"><text:span text:style-name="Strong_20_Emphasis"><text:span text:style-name="T1">Output:</text:span></text:span> [0,0,0,0]</text:p>
      <text:p text:style-name="P1"><text:span text:style-name="Strong_20_Emphasis"><text:span text:style-name="T1">Explanation:</text:span></text:span> When k is zero, the numbers are replaced by 0. 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 code = [2,4,9,3], k = -2</text:p>
      <text:p text:style-name="P2"><text:span text:style-name="Strong_20_Emphasis"><text:span text:style-name="T1">Output:</text:span></text:span> [12,5,6,13]</text:p>
      <text:p text:style-name="P1"><text:span text:style-name="Strong_20_Emphasis"><text:span text:style-name="T1">Explanation:</text:span></text:span> The decrypted code is [3+9, 2+3, 4+2, 9+4]. Notice that the numbers wrap around again. If k is negative, the sum is of the <text:span text:style-name="Strong_20_Emphasis"><text:span text:style-name="T1">previous</text:span></text:span> numbers.</text:p>
      <text:p text:style-name="P3"> </text:p>
      <text:p text:style-name="P3"><text:span text:style-name="Strong_20_Emphasis"><text:span text:style-name="T1">Constraints:</text:span></text:span></text:p>
      <text:list text:style-name="L2">
        <text:list-item>
          <text:p text:style-name="P16"><text:span text:style-name="Source_20_Text"><text:span text:style-name="T2">n == code.length</text:span></text:span></text:p>
        </text:list-item>
        <text:list-item>
          <text:p text:style-name="P16"><text:span text:style-name="Source_20_Text"><text:span text:style-name="T2">1 &lt;= n &lt;= 100</text:span></text:span></text:p>
        </text:list-item>
        <text:list-item>
          <text:p text:style-name="P16"><text:span text:style-name="Source_20_Text"><text:span text:style-name="T2">1 &lt;= code[i] &lt;= 100</text:span></text:span></text:p>
        </text:list-item>
        <text:list-item>
          <text:p text:style-name="P17"><text:span text:style-name="Source_20_Text"><text:span text:style-name="T2">-(n - 1) &lt;= k &lt;= n - 1</text:span></text:span></text:p>
        </text:list-item>
      </text:list>
      <text:h text:style-name="P11" text:outline-level="1"><text:span text:style-name="Source_20_Text"><text:span text:style-name="T6">1652. Defuse the Bomb</text:span></text:span></text:h>
      <text:p text:style-name="P4">/*</text:p>
      <text:p text:style-name="P4"><text:s text:c="4"/><text:span text:style-name="T5">Brute force</text:span></text:p>
      <text:p text:style-name="P4"><text:s text:c="4"/>Time complexity: <draw:frame draw:style-name="fr1" draw:name="Object1" text:anchor-type="as-char" svg:y="-0.2161in" svg:width="2.4083in" svg:height="0.27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 text:c="4"/>Space complexity: O(1)</text:p>
      <text:p text:style-name="P4">*/</text:p>
      <text:p text:style-name="P4">typedef std::vector&lt;int&gt; vi;</text:p>
      <text:p text:style-name="P4">class Solution{</text:p>
      <text:p text:style-name="P4"><text:s text:c="4"/>public:</text:p>
      <text:p text:style-name="P4"><text:s text:c="8"/>vi decrypt(vi&amp; code, int k){</text:p>
      <text:p text:style-name="P5"><text:s text:c="12"/>int n=code.size();</text:p>
      <text:p text:style-name="P5"><text:s text:c="12"/>vi ans(n,0);</text:p>
      <text:p text:style-name="P4"><text:s text:c="12"/>if(k==0) return ans;</text:p>
      <text:p text:style-name="P4"/>
      <text:p text:style-name="P4"><text:s text:c="9"/><text:span text:style-name="T3"><text:s text:c="3"/>// k&gt;0 =&gt; dir=1 (Go right)</text:span></text:p>
      <text:p text:style-name="P6"><text:s text:c="12"/>// k&lt;0 =&gt; dir=-1 (Go left)</text:p>
      <text:p text:style-name="P7"><text:s text:c="12"/>int dir=(k&gt;0)?1:-1;</text:p>
      <text:p text:style-name="P4"><text:s text:c="7"/><text:span text:style-name="T3"><text:s text:c="5"/>// For each index i (0&lt;=i&lt;=n-1)</text:span></text:p>
      <text:p text:style-name="P4"><text:s text:c="12"/>for(int i=0;i&lt;n;++i){</text:p>
      <text:p text:style-name="P4"><text:s text:c="13"/><text:span text:style-name="T3"><text:s text:c="3"/>// compute the sum </text:span><text:span text:style-name="T4">of next/previous k elements</text:span></text:p>
      <text:p text:style-name="P4"><text:s text:c="16"/>int s=0;</text:p>
      <text:p text:style-name="P4"><text:s text:c="16"/>for(int j=1;j&lt;=std::abs(k);++j){</text:p>
      <text:p text:style-name="P4"><text:s text:c="19"/><text:span text:style-name="T3"><text:s/>// Because the array is circular</text:span></text:p>
      <text:p text:style-name="P6"><text:s text:c="20"/>// we need to get the correct index of the</text:p>
      <text:p text:style-name="P6"><text:s text:c="20"/>// element to add to the sum</text:p>
      <text:p text:style-name="P6"><text:tab/> <text:s text:c="7"/>// if k&gt;0 (dir=1), shift the index i to the right by j positions </text:p>
      <text:p text:style-name="P6"><text:s text:c="20"/>// if k&lt;0 (dir=-1), shift the index i to the left by j positions <text:s/></text:p>
      <text:p text:style-name="P4"><text:s text:c="20"/>int idx=((((dir*j)+i)%n)+n)%n;</text:p>
      <text:p text:style-name="P4"><text:s text:c="20"/>s+=code[idx];</text:p>
      <text:p text:style-name="P4"><text:s text:c="16"/>}</text:p>
      <text:p text:style-name="P4"><text:s text:c="16"/>ans[i]=s;</text:p>
      <text:p text:style-name="P4"><text:s text:c="12"/>}</text:p>
      <text:p text:style-name="P4"><text:s text:c="12"/></text:p>
      <text:p text:style-name="P4"><text:s text:c="12"/>return ans;</text:p>
      <text:p text:style-name="P4"><text:s text:c="8"/>}</text:p>
      <text:p text:style-name="P4">};</text:p>
      <text:h text:style-name="P12" text:outline-level="1"><text:span text:style-name="Source_20_Text"><text:span text:style-name="T6">1652. Defuse the Bomb</text:span></text:span></text:h>
      <text:p text:style-name="P4">/*</text:p>
      <text:p text:style-name="P4"><text:s text:c="4"/><text:span text:style-name="T5">Prefix sums</text:span></text:p>
      <text:p text:style-name="P4"><text:s text:c="4"/>Time complexity: O(2n+2n+2n+2n+n)=O(9n)=O(n)</text:p>
      <text:p text:style-name="P4"><text:s text:c="4"/>Space complexity: O(2n+2n)=O(4n)=O(n)</text:p>
      <text:p text:style-name="P4">*/</text:p>
      <text:p text:style-name="P4">typedef std::vector&lt;int&gt; vi;</text:p>
      <text:p text:style-name="P4">class Solution {</text:p>
      <text:p text:style-name="P4"><text:s text:c="4"/>public:</text:p>
      <text:p text:style-name="P4"><text:s text:c="8"/>vi decrypt(vi&amp; code, int k){</text:p>
      <text:p text:style-name="P4"><text:s text:c="12"/>int n=code.size();</text:p>
      <text:p text:style-name="P4"/>
      <text:p text:style-name="P4"><text:s text:c="12"/>vi ans(n,0);</text:p>
      <text:p text:style-name="P4"/>
      <text:p text:style-name="P4"><text:s text:c="12"/>if(k==0) return ans;</text:p>
      <text:p text:style-name="P4"><text:s text:c="12"/></text:p>
      <text:p text:style-name="P4"><text:s text:c="11"/><text:span text:style-name="T3"><text:s/>// Maintain circular property</text:span></text:p>
      <text:p text:style-name="P4"><text:s text:c="12"/>int m=2*n;</text:p>
      <text:p text:style-name="P4"><text:s text:c="12"/>vi arr(m);</text:p>
      <text:p text:style-name="P4"><text:s text:c="12"/>for(int i=0;i&lt;m;++i) arr[i]=code[i%n];</text:p>
      <text:p text:style-name="P4"><text:s text:c="12"/></text:p>
      <text:p text:style-name="P4"><text:s text:c="11"/><text:span text:style-name="T3"><text:s/>// Preprocess prefix sums</text:span></text:p>
      <text:p text:style-name="P4"><text:s text:c="12"/>vi prefix_sum(m+1);</text:p>
      <text:p text:style-name="P4"><text:s text:c="12"/>prefix_sum[0]=0;</text:p>
      <text:p text:style-name="P4"><text:s text:c="12"/>for(int i=1;i&lt;=m;++i) prefix_sum[i]=prefix_sum[i-1]+arr[i-1];</text:p>
      <text:p text:style-name="P4"/>
      <text:p text:style-name="P4"><text:s text:c="12"/><text:span text:style-name="T3">// Get answers</text:span></text:p>
      <text:p text:style-name="P4"><text:s text:c="12"/>for(int i=0;i&lt;n;++i){</text:p>
      <text:p text:style-name="P4"><text:s text:c="16"/>ans[i]=k&gt;0?prefix_sum[i+k+1]-prefix_sum[i+1]:prefix_sum[n+i]-prefix_sum[n+i-abs(k)];</text:p>
      <text:p text:style-name="P4"><text:s text:c="12"/>}</text:p>
      <text:p text:style-name="P4"/>
      <text:p text:style-name="P4"><text:s text:c="12"/>return ans;</text:p>
      <text:p text:style-name="P4"><text:s text:c="8"/>}</text:p>
      <text:p text:style-name="P4">};</text:p>
      <text:h text:style-name="P13" text:outline-level="1"><text:span text:style-name="Source_20_Text"><text:span text:style-name="T6">1652. Defuse the Bomb</text:span></text:span></text:h>
      <text:p text:style-name="P4">/*</text:p>
      <text:p text:style-name="P4"><text:s text:c="4"/><text:span text:style-name="T5">Sliding window</text:span></text:p>
      <text:p text:style-name="P4"><text:s text:c="4"/>Time complexity: O(k+n)=O(2n), if k=n =&gt; O(n)</text:p>
      <text:p text:style-name="P4"><text:s text:c="4"/>Space complexity: O(1)</text:p>
      <text:p text:style-name="P4">*/</text:p>
      <text:p text:style-name="P4">typedef std::vector&lt;int&gt; vi;</text:p>
      <text:p text:style-name="P4">class Solution {</text:p>
      <text:p text:style-name="P4"><text:s text:c="4"/>public:</text:p>
      <text:p text:style-name="P4"><text:s text:c="8"/>int mod(int a,int b){</text:p>
      <text:p text:style-name="P4"><text:s text:c="12"/>return ((a%b)+b)%b;</text:p>
      <text:p text:style-name="P5"><text:s text:c="8"/>} <text:s text:c="7"/></text:p>
      <text:p text:style-name="P4"><text:s text:c="8"/>vi decrypt(vi&amp; code, int k){</text:p>
      <text:p text:style-name="P10"><text:s text:c="12"/>int n=code.size();</text:p>
      <text:p text:style-name="P10"><text:s text:c="12"/>vi ans(n,0);</text:p>
      <text:p text:style-name="P7"><text:s text:c="12"/>if(k==0) return ans;</text:p>
      <text:p text:style-name="P4"><text:s text:c="10"/><text:span text:style-name="T3"><text:s text:c="2"/>// k&gt;0 =&gt; dir=1 (Go right)</text:span></text:p>
      <text:p text:style-name="P6"><text:s text:c="12"/>// k&lt;0 =&gt; dir=-1 (Go left)</text:p>
      <text:p text:style-name="P7"><text:s text:c="12"/>int dir=(k&gt;0)?1:-1;</text:p>
      <text:p text:style-name="P4"><text:s text:c="10"/><text:span text:style-name="T3"><text:s text:c="2"/>// Create a window of size k</text:span></text:p>
      <text:p text:style-name="P6"><text:s text:c="12"/>// if k&gt;0, create window from left to right</text:p>
      <text:p text:style-name="P6"><text:s text:c="12"/>// if k&lt;0, create window from right to left</text:p>
      <text:p text:style-name="P4"><text:s text:c="12"/>int win=0;</text:p>
      <text:p text:style-name="P4"><text:s text:c="12"/>for(int j=1;j&lt;=std::abs(k);++j){</text:p>
      <text:p text:style-name="P4"><text:s text:c="16"/>int idx=mod(dir*j,n);</text:p>
      <text:p text:style-name="P4"><text:s text:c="16"/>win+=code[idx];</text:p>
      <text:p text:style-name="P10"><text:s text:c="12"/>}</text:p>
      <text:p text:style-name="P4"><text:s text:c="10"/><text:span text:style-name="T3"><text:s text:c="2"/>// Window start and end indices</text:span></text:p>
      <text:p text:style-name="P4"><text:s text:c="12"/>int start=mod(dir,n);</text:p>
      <text:p text:style-name="P4"><text:s text:c="12"/>int end=mod(k,n);</text:p>
      <text:p text:style-name="P4"><text:s text:c="12"/>if(start&gt;end) std::swap(start,end);</text:p>
      <text:p text:style-name="P4"/>
      <text:p text:style-name="P8"><text:s text:c="12"/></text:p>
      <text:p text:style-name="P9"><text:tab/>int i=0;</text:p>
      <text:p text:style-name="P4"><text:s text:c="12"/>while(i&lt;n){</text:p>
      <text:p text:style-name="P7"><text:s text:c="16"/>ans[i]=win;</text:p>
      <text:p text:style-name="P4"><text:s text:c="15"/><text:span text:style-name="T3"><text:s/>// Slide the window</text:span></text:p>
      <text:p text:style-name="P4"><text:s text:c="16"/>win-=code[start];</text:p>
      <text:p text:style-name="P4"><text:s text:c="16"/>win+=code[mod(end+1,n)];</text:p>
      <text:p text:style-name="P4"><text:s text:c="16"/>start=mod(start+1,n);</text:p>
      <text:p text:style-name="P7"><text:s text:c="16"/>end=mod(end+1,n); <text:s text:c="15"/></text:p>
      <text:p text:style-name="P4"><text:s text:c="16"/>i++;</text:p>
      <text:p text:style-name="P5"><text:s text:c="12"/>}</text:p>
      <text:p text:style-name="P4"><text:s text:c="12"/>return ans;</text:p>
      <text:p text:style-name="P4"><text:s text:c="8"/>}</text:p>
      <text:p text:style-name="P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2:25:56.117799019</meta:creation-date>
    <dc:date>2024-11-19T00:16:06.853311168</dc:date>
    <meta:editing-duration>PT2H59M3S</meta:editing-duration>
    <meta:editing-cycles>9</meta:editing-cycles>
    <meta:generator>LibreOffice/24.2.6.2$Linux_X86_64 LibreOffice_project/420$Build-2</meta:generator>
    <meta:print-date>2024-11-18T23:26:21.680258264</meta:print-date>
    <meta:printed-by>PDF files</meta:printed-by>
    <meta:document-statistic meta:table-count="0" meta:image-count="0" meta:object-count="1" meta:page-count="5" meta:paragraph-count="138" meta:word-count="569" meta:character-count="4480" meta:non-whitespace-character-count="2948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o stretchy="false">×</mo>
              <mrow>
                <mo fence="true" form="prefix" stretchy="true">|</mo>
                <mrow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o fence="true" form="postfix" stretchy="true">|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2</mn>
          </msup>
        </mrow>
        <mo fence="true" form="postfix" stretchy="false">)</mo>
      </mrow>
      <mi>,</mi>
      <mi mathvariant="italic">if</mi>
      <mrow>
        <mi>k</mi>
        <mo stretchy="false">=</mo>
        <mi>n</mi>
      </mrow>
    </mrow>
    <annotation encoding="StarMath 5.0">O(n times abs(k))=O(n^2),if k=n</annotation>
  </semantics>
</math>
</file>